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nux Libertine O" svg:font-family="'Linux Libertine O'"/>
    <style:font-face style:name="Lohit Hindi1" svg:font-family="'Lohit Hindi'"/>
    <style:font-face style:name="OpenSymbol" svg:font-family="OpenSymbol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mparativa-sistemi-classificazione" style:family="table">
      <style:table-properties style:width="37.999cm" table:align="margins"/>
    </style:style>
    <style:style style:name="comparativa-sistemi-classificazione.A" style:family="table-column">
      <style:table-column-properties style:column-width="3.99cm" style:rel-column-width="6882*"/>
    </style:style>
    <style:style style:name="comparativa-sistemi-classificazione.B" style:family="table-column">
      <style:table-column-properties style:column-width="11.337cm" style:rel-column-width="19550*"/>
    </style:style>
    <style:style style:name="comparativa-sistemi-classificazione.D" style:family="table-column">
      <style:table-column-properties style:column-width="11.338cm" style:rel-column-width="19553*"/>
    </style:style>
    <style:style style:name="comparativa-sistemi-classificazione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comparativa-sistemi-classificazione.B1" style:family="table-cell">
      <style:table-cell-properties fo:padding="0.097cm" fo:border-left="0.05pt solid #000000" fo:border-right="none" fo:border-top="0.05pt solid #000000" fo:border-bottom="0.05pt solid #000000"/>
    </style:style>
    <style:style style:name="comparativa-sistemi-classificazione.C1" style:family="table-cell">
      <style:table-cell-properties fo:padding="0.097cm" fo:border-left="0.05pt solid #000000" fo:border-right="none" fo:border-top="0.05pt solid #000000" fo:border-bottom="0.05pt solid #000000"/>
    </style:style>
    <style:style style:name="comparativa-sistemi-classificazione.D1" style:family="table-cell">
      <style:table-cell-properties fo:padding="0.097cm" fo:border="0.05pt solid #000000"/>
    </style:style>
    <style:style style:name="comparativa-sistemi-classificazione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omparativa-sistemi-classificazione.B2" style:family="table-cell">
      <style:table-cell-properties fo:padding="0.097cm" fo:border-left="0.05pt solid #000000" fo:border-right="none" fo:border-top="none" fo:border-bottom="0.05pt solid #000000"/>
    </style:style>
    <style:style style:name="comparativa-sistemi-classificazione.C2" style:family="table-cell">
      <style:table-cell-properties fo:padding="0.097cm" fo:border-left="0.05pt solid #000000" fo:border-right="none" fo:border-top="none" fo:border-bottom="0.05pt solid #000000"/>
    </style:style>
    <style:style style:name="comparativa-sistemi-classificazione.D2" style:family="table-cell">
      <style:table-cell-properties fo:padding="0.097cm" fo:border-left="0.05pt solid #000000" fo:border-right="0.05pt solid #000000" fo:border-top="none" fo:border-bottom="0.05pt solid #000000"/>
    </style:style>
    <style:style style:name="comparativa-sistemi-classificazione.B3" style:family="table-cell">
      <style:table-cell-properties fo:padding="0.097cm" fo:border-left="0.05pt solid #000000" fo:border-right="0.05pt solid #000000" fo:border-top="none" fo:border-bottom="0.05pt solid #000000"/>
    </style:style>
    <style:style style:name="comparativa-sistemi-classificazione.B4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4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D4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5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5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D5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6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6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D6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7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7" style:family="table-cell">
      <style:table-cell-properties style:vertical-align="middle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8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8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D8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9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9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10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10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D10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11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11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D11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soluzione" style:family="table">
      <style:table-properties style:width="37.968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soluzione.A" style:family="table-column">
      <style:table-column-properties style:column-width="3.995cm"/>
    </style:style>
    <style:style style:name="soluzione.B" style:family="table-column">
      <style:table-column-properties style:column-width="33.973cm"/>
    </style:style>
    <style:style style:name="soluzione.A1" style:family="table-cell">
      <style:table-cell-properties fo:padding="0.097cm" fo:border="0.05pt solid #000000"/>
    </style:style>
    <style:style style:name="soluzione.2" style:family="table-row">
      <style:table-row-properties fo:background-color="transparent" fo:keep-together="auto">
        <style:background-image/>
      </style:table-row-properties>
    </style:style>
    <style:style style:name="soluzione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soluzione.B2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A3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soluzione.B4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5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6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7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9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10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tyle="italic" officeooo:rsid="0003e1c9" officeooo:paragraph-rsid="000496a8" style:font-style-asian="italic" style:font-style-complex="italic"/>
    </style:style>
    <style:style style:name="P2" style:family="paragraph" style:parent-style-name="Table_20_Contents">
      <style:text-properties fo:font-style="italic" officeooo:rsid="00352cbd" officeooo:paragraph-rsid="00352cbd" style:font-style-asian="italic" style:font-style-complex="italic"/>
    </style:style>
    <style:style style:name="P3" style:family="paragraph" style:parent-style-name="Table_20_Contents">
      <style:text-properties fo:font-style="italic" officeooo:rsid="002291b5" officeooo:paragraph-rsid="002291b5" style:font-style-asian="italic" style:font-style-complex="italic"/>
    </style:style>
    <style:style style:name="P4" style:family="paragraph" style:parent-style-name="Table_20_Contents">
      <style:text-properties fo:font-style="italic" officeooo:rsid="000496a8" officeooo:paragraph-rsid="000855cf" style:font-style-asian="italic" style:font-style-complex="italic"/>
    </style:style>
    <style:style style:name="P5" style:family="paragraph" style:parent-style-name="Table_20_Contents">
      <style:text-properties fo:font-style="italic" officeooo:rsid="000c40b9" officeooo:paragraph-rsid="000c40b9" style:font-style-asian="italic" style:font-style-complex="italic"/>
    </style:style>
    <style:style style:name="P6" style:family="paragraph" style:parent-style-name="Table_20_Contents">
      <style:text-properties fo:font-style="italic" officeooo:rsid="000c40b9" officeooo:paragraph-rsid="0097bd3a" style:font-style-asian="italic" style:font-style-complex="italic"/>
    </style:style>
    <style:style style:name="P7" style:family="paragraph" style:parent-style-name="Table_20_Contents">
      <style:text-properties fo:font-style="italic" officeooo:rsid="000fd79a" officeooo:paragraph-rsid="000fd79a" style:font-style-asian="italic" style:font-style-complex="italic"/>
    </style:style>
    <style:style style:name="P8" style:family="paragraph" style:parent-style-name="Table_20_Contents">
      <style:text-properties fo:font-style="italic" officeooo:rsid="000fd79a" officeooo:paragraph-rsid="00621235" style:font-style-asian="italic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officeooo:rsid="00040e0a" officeooo:paragraph-rsid="000855cf"/>
    </style:style>
    <style:style style:name="P10" style:family="paragraph" style:parent-style-name="Table_20_Contents">
      <style:paragraph-properties fo:text-align="start" style:justify-single-word="false"/>
      <style:text-properties officeooo:rsid="00040e0a" officeooo:paragraph-rsid="0016b9cc"/>
    </style:style>
    <style:style style:name="P11" style:family="paragraph" style:parent-style-name="Table_20_Contents">
      <style:paragraph-properties fo:text-align="start" style:justify-single-word="false"/>
      <style:text-properties officeooo:rsid="00040e0a" officeooo:paragraph-rsid="000496a8"/>
    </style:style>
    <style:style style:name="P12" style:family="paragraph" style:parent-style-name="Table_20_Contents">
      <style:paragraph-properties fo:text-align="start" style:justify-single-word="false"/>
      <style:text-properties officeooo:rsid="00040e0a" officeooo:paragraph-rsid="00940f89"/>
    </style:style>
    <style:style style:name="P13" style:family="paragraph" style:parent-style-name="Table_20_Contents">
      <style:paragraph-properties fo:text-align="start" style:justify-single-word="false"/>
      <style:text-properties officeooo:rsid="0003e1c9" officeooo:paragraph-rsid="0018a4e9"/>
    </style:style>
    <style:style style:name="P14" style:family="paragraph" style:parent-style-name="Table_20_Contents">
      <style:paragraph-properties fo:text-align="start" style:justify-single-word="false"/>
      <style:text-properties officeooo:rsid="0003e1c9" officeooo:paragraph-rsid="00166145"/>
    </style:style>
    <style:style style:name="P15" style:family="paragraph" style:parent-style-name="Table_20_Contents">
      <style:paragraph-properties fo:text-align="start" style:justify-single-word="false"/>
      <style:text-properties officeooo:rsid="0003e1c9" officeooo:paragraph-rsid="000496a8"/>
    </style:style>
    <style:style style:name="P16" style:family="paragraph" style:parent-style-name="Table_20_Contents">
      <style:paragraph-properties fo:text-align="start" style:justify-single-word="false"/>
      <style:text-properties officeooo:rsid="0003e1c9" officeooo:paragraph-rsid="005525f0"/>
    </style:style>
    <style:style style:name="P17" style:family="paragraph" style:parent-style-name="Table_20_Contents">
      <style:paragraph-properties fo:text-align="start" style:justify-single-word="false"/>
      <style:text-properties officeooo:rsid="0003e1c9" officeooo:paragraph-rsid="00597987"/>
    </style:style>
    <style:style style:name="P18" style:family="paragraph" style:parent-style-name="Table_20_Contents">
      <style:paragraph-properties fo:text-align="start" style:justify-single-word="false"/>
      <style:text-properties officeooo:rsid="0003e1c9" officeooo:paragraph-rsid="005a0a0d"/>
    </style:style>
    <style:style style:name="P19" style:family="paragraph" style:parent-style-name="Table_20_Contents">
      <style:paragraph-properties fo:text-align="start" style:justify-single-word="false"/>
      <style:text-properties officeooo:rsid="0003e1c9" officeooo:paragraph-rsid="001f19f1"/>
    </style:style>
    <style:style style:name="P20" style:family="paragraph" style:parent-style-name="Table_20_Contents">
      <style:paragraph-properties fo:text-align="center" style:justify-single-word="false"/>
      <style:text-properties officeooo:rsid="0003e1c9" officeooo:paragraph-rsid="006f7466"/>
    </style:style>
    <style:style style:name="P21" style:family="paragraph" style:parent-style-name="Table_20_Contents">
      <style:paragraph-properties fo:text-align="start" style:justify-single-word="false"/>
      <style:text-properties officeooo:paragraph-rsid="00209a9c"/>
    </style:style>
    <style:style style:name="P22" style:family="paragraph" style:parent-style-name="Table_20_Contents">
      <style:paragraph-properties fo:text-align="start" style:justify-single-word="false"/>
      <style:text-properties officeooo:paragraph-rsid="004a9418"/>
    </style:style>
    <style:style style:name="P23" style:family="paragraph" style:parent-style-name="Table_20_Contents">
      <style:paragraph-properties fo:text-align="start" style:justify-single-word="false"/>
      <style:text-properties officeooo:rsid="000fd79a" officeooo:paragraph-rsid="0054b9fb"/>
    </style:style>
    <style:style style:name="P24" style:family="paragraph" style:parent-style-name="Table_20_Contents">
      <style:paragraph-properties fo:text-align="start" style:justify-single-word="false" fo:background-color="#cfe7f5">
        <style:background-image/>
      </style:paragraph-properties>
      <style:text-properties officeooo:rsid="00040e0a" officeooo:paragraph-rsid="00241cab"/>
    </style:style>
    <style:style style:name="P25" style:family="paragraph" style:parent-style-name="Table_20_Contents">
      <style:paragraph-properties fo:text-align="start" style:justify-single-word="false" fo:background-color="#cfe7f5">
        <style:background-image/>
      </style:paragraph-properties>
      <style:text-properties officeooo:paragraph-rsid="002c02b1"/>
    </style:style>
    <style:style style:name="P26" style:family="paragraph" style:parent-style-name="Table_20_Contents">
      <style:paragraph-properties fo:text-align="start" style:justify-single-word="false" fo:background-color="#cfe7f5">
        <style:background-image/>
      </style:paragraph-properties>
      <style:text-properties officeooo:rsid="0003e1c9" officeooo:paragraph-rsid="00675c55"/>
    </style:style>
    <style:style style:name="P27" style:family="paragraph" style:parent-style-name="Table_20_Heading">
      <style:text-properties fo:font-variant="small-caps" fo:font-size="12pt" fo:font-style="italic" officeooo:rsid="0001366a" officeooo:paragraph-rsid="0001366a" style:font-size-asian="12pt" style:font-style-asian="italic" style:font-size-complex="12pt" style:font-style-complex="italic"/>
    </style:style>
    <style:style style:name="P28" style:family="paragraph" style:parent-style-name="Table_20_Heading">
      <style:text-properties fo:font-variant="small-caps" fo:font-size="12pt" officeooo:rsid="0001366a" officeooo:paragraph-rsid="0001366a" style:font-size-asian="12pt" style:font-size-complex="12pt"/>
    </style:style>
    <style:style style:name="P29" style:family="paragraph" style:parent-style-name="Footnote">
      <style:text-properties officeooo:paragraph-rsid="0020b248"/>
    </style:style>
    <style:style style:name="P30" style:family="paragraph" style:parent-style-name="Footnote">
      <style:text-properties officeooo:rsid="00209a9c" officeooo:paragraph-rsid="00209a9c"/>
    </style:style>
    <style:style style:name="P31" style:family="paragraph" style:parent-style-name="Footnote">
      <style:text-properties officeooo:paragraph-rsid="001922d7"/>
    </style:style>
    <style:style style:name="P32" style:family="paragraph" style:parent-style-name="Standard">
      <style:text-properties officeooo:paragraph-rsid="009c082b"/>
    </style:style>
    <style:style style:name="P3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officeooo:rsid="0003e1c9" officeooo:paragraph-rsid="00473eb8"/>
    </style:style>
    <style:style style:name="P34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officeooo:rsid="0003e1c9" officeooo:paragraph-rsid="00675c55"/>
    </style:style>
    <style:style style:name="P35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officeooo:rsid="00040e0a" officeooo:paragraph-rsid="00642e73"/>
    </style:style>
    <style:style style:name="P36" style:family="paragraph" style:parent-style-name="Standard">
      <style:text-properties officeooo:rsid="007e02be" officeooo:paragraph-rsid="004a9418"/>
    </style:style>
    <style:style style:name="P37" style:family="paragraph" style:parent-style-name="Standard" style:list-style-name="L3">
      <style:text-properties officeooo:rsid="009c082b" officeooo:paragraph-rsid="009c082b" fo:background-color="#cfe7f5"/>
    </style:style>
    <style:style style:name="P38" style:family="paragraph" style:parent-style-name="Standard" style:list-style-name="L3">
      <style:text-properties officeooo:rsid="009c082b" officeooo:paragraph-rsid="009c082b" fo:background-color="#ffcc99"/>
    </style:style>
    <style:style style:name="P39" style:family="paragraph" style:parent-style-name="Standard">
      <style:text-properties officeooo:rsid="004a9418" officeooo:paragraph-rsid="007e02be"/>
    </style:style>
    <style:style style:name="P40" style:family="paragraph" style:parent-style-name="Standard" style:list-style-name="L15">
      <style:text-properties officeooo:rsid="004a9418" officeooo:paragraph-rsid="00ed707e"/>
    </style:style>
    <style:style style:name="P41" style:family="paragraph" style:parent-style-name="Table_20_Contents" style:list-style-name="L1">
      <style:paragraph-properties fo:text-align="start" style:justify-single-word="false"/>
      <style:text-properties officeooo:rsid="00040e0a" officeooo:paragraph-rsid="000855cf"/>
    </style:style>
    <style:style style:name="P42" style:family="paragraph" style:parent-style-name="Table_20_Contents" style:list-style-name="L1">
      <style:paragraph-properties fo:text-align="start" style:justify-single-word="false"/>
      <style:text-properties officeooo:rsid="0039f207" officeooo:paragraph-rsid="0069336d"/>
    </style:style>
    <style:style style:name="P43" style:family="paragraph" style:parent-style-name="Table_20_Contents">
      <style:paragraph-properties fo:text-align="start" style:justify-single-word="false"/>
      <style:text-properties officeooo:rsid="008cc6fa" officeooo:paragraph-rsid="008cc6fa"/>
    </style:style>
    <style:style style:name="P44" style:family="paragraph" style:parent-style-name="Table_20_Contents">
      <style:paragraph-properties fo:text-align="center" style:justify-single-word="false"/>
      <style:text-properties officeooo:rsid="0070cf69" officeooo:paragraph-rsid="0070cf69"/>
    </style:style>
    <style:style style:name="P45" style:family="paragraph" style:parent-style-name="Table_20_Contents">
      <style:paragraph-properties fo:text-align="start" style:justify-single-word="false"/>
      <style:text-properties officeooo:rsid="00590941" officeooo:paragraph-rsid="00590941"/>
    </style:style>
    <style:style style:name="P46" style:family="paragraph" style:parent-style-name="Table_20_Contents" style:list-style-name="L2">
      <style:paragraph-properties fo:text-align="start" style:justify-single-word="false"/>
      <style:text-properties officeooo:rsid="0003e1c9" officeooo:paragraph-rsid="005f4bb0"/>
    </style:style>
    <style:style style:name="P47" style:family="paragraph" style:parent-style-name="Table_20_Contents" style:list-style-name="L2">
      <style:paragraph-properties fo:text-align="start" style:justify-single-word="false"/>
      <style:text-properties officeooo:rsid="0003e1c9" officeooo:paragraph-rsid="005ecc87"/>
    </style:style>
    <style:style style:name="P48" style:family="paragraph" style:parent-style-name="Table_20_Contents" style:list-style-name="L2">
      <style:paragraph-properties fo:text-align="start" style:justify-single-word="false"/>
      <style:text-properties officeooo:rsid="005ecc87" officeooo:paragraph-rsid="005f4bb0"/>
    </style:style>
    <style:style style:name="P49" style:family="paragraph" style:parent-style-name="Table_20_Contents" style:list-style-name="L2">
      <style:paragraph-properties fo:text-align="start" style:justify-single-word="false"/>
      <style:text-properties officeooo:rsid="005ecc87" officeooo:paragraph-rsid="005ecc87"/>
    </style:style>
    <style:style style:name="P50" style:family="paragraph" style:parent-style-name="Table_20_Contents">
      <style:text-properties fo:font-style="italic" officeooo:rsid="0045f938" officeooo:paragraph-rsid="0045f938" style:font-style-asian="italic" style:font-style-complex="italic"/>
    </style:style>
    <style:style style:name="P51" style:family="paragraph" style:parent-style-name="Table_20_Contents">
      <style:text-properties fo:font-style="italic" officeooo:rsid="00816aad" officeooo:paragraph-rsid="000496a8" style:font-style-asian="italic" style:font-style-complex="italic"/>
    </style:style>
    <style:style style:name="P52" style:family="paragraph" style:parent-style-name="Table_20_Contents">
      <style:text-properties fo:font-style="italic" officeooo:rsid="00816aad" officeooo:paragraph-rsid="00a1e29f" style:font-style-asian="italic" style:font-style-complex="italic"/>
    </style:style>
    <style:style style:name="P53" style:family="paragraph" style:parent-style-name="Table_20_Contents">
      <style:text-properties fo:font-style="italic" officeooo:rsid="0099f620" officeooo:paragraph-rsid="0099f620" style:font-style-asian="italic" style:font-style-complex="italic"/>
    </style:style>
    <style:style style:name="P54" style:family="paragraph" style:parent-style-name="Table_20_Contents">
      <style:text-properties fo:font-style="italic" officeooo:rsid="0097bd3a" officeooo:paragraph-rsid="0097bd3a" style:font-style-asian="italic" style:font-style-complex="italic"/>
    </style:style>
    <style:style style:name="P55" style:family="paragraph" style:parent-style-name="Table_20_Contents">
      <style:text-properties fo:font-style="italic" officeooo:rsid="009e88a0" officeooo:paragraph-rsid="009e88a0" style:font-style-asian="italic" style:font-style-complex="italic"/>
    </style:style>
    <style:style style:name="P56" style:family="paragraph" style:parent-style-name="Table_20_Contents">
      <style:text-properties fo:font-style="italic" officeooo:rsid="000496a8" officeooo:paragraph-rsid="0097bd3a" style:font-style-asian="italic" style:font-style-complex="italic"/>
    </style:style>
    <style:style style:name="P57" style:family="paragraph" style:parent-style-name="Table_20_Contents">
      <style:text-properties fo:font-style="italic" officeooo:rsid="000496a8" officeooo:paragraph-rsid="00e25ecd" style:font-style-asian="italic" style:font-style-complex="italic"/>
    </style:style>
    <style:style style:name="P58" style:family="paragraph" style:parent-style-name="Table_20_Contents">
      <style:paragraph-properties fo:text-align="start" style:justify-single-word="false"/>
      <style:text-properties officeooo:rsid="00563a42" officeooo:paragraph-rsid="00563a42"/>
    </style:style>
    <style:style style:name="P59" style:family="paragraph" style:parent-style-name="Table_20_Contents" style:list-style-name="L7">
      <style:text-properties officeooo:rsid="0081ea6b" officeooo:paragraph-rsid="0081ea6b"/>
    </style:style>
    <style:style style:name="P60" style:family="paragraph" style:parent-style-name="Table_20_Contents" style:list-style-name="L7">
      <style:text-properties officeooo:paragraph-rsid="00816aad"/>
    </style:style>
    <style:style style:name="P61" style:family="paragraph" style:parent-style-name="Table_20_Contents" style:list-style-name="L7">
      <style:text-properties officeooo:paragraph-rsid="0081ea6b"/>
    </style:style>
    <style:style style:name="P62" style:family="paragraph" style:parent-style-name="Table_20_Contents" style:list-style-name="L7">
      <style:text-properties officeooo:paragraph-rsid="00a1e29f"/>
    </style:style>
    <style:style style:name="P63" style:family="paragraph" style:parent-style-name="Table_20_Contents" style:list-style-name="L7">
      <style:text-properties officeooo:paragraph-rsid="00a535f2"/>
    </style:style>
    <style:style style:name="P64" style:family="paragraph" style:parent-style-name="Table_20_Contents" style:list-style-name="L7">
      <style:text-properties officeooo:paragraph-rsid="00cd91d0"/>
    </style:style>
    <style:style style:name="P65" style:family="paragraph" style:parent-style-name="Table_20_Contents">
      <style:text-properties officeooo:paragraph-rsid="00add084"/>
    </style:style>
    <style:style style:name="P66" style:family="paragraph" style:parent-style-name="Table_20_Contents">
      <style:text-properties officeooo:paragraph-rsid="00af2c06"/>
    </style:style>
    <style:style style:name="P67" style:family="paragraph" style:parent-style-name="Table_20_Contents">
      <style:text-properties fo:font-weight="normal" officeooo:paragraph-rsid="00b0aa21" style:font-weight-asian="normal" style:font-weight-complex="normal"/>
    </style:style>
    <style:style style:name="P68" style:family="paragraph" style:parent-style-name="Table_20_Contents" style:list-style-name="L11">
      <style:text-properties officeooo:paragraph-rsid="00a1e29f"/>
    </style:style>
    <style:style style:name="P69" style:family="paragraph" style:parent-style-name="Table_20_Contents" style:list-style-name="L11">
      <style:text-properties officeooo:paragraph-rsid="00af2c06"/>
    </style:style>
    <style:style style:name="P70" style:family="paragraph" style:parent-style-name="Table_20_Contents">
      <style:text-properties officeooo:paragraph-rsid="00b7ed3c"/>
    </style:style>
    <style:style style:name="P71" style:family="paragraph" style:parent-style-name="Table_20_Contents" style:list-style-name="L12">
      <style:text-properties officeooo:paragraph-rsid="00c68535"/>
    </style:style>
    <style:style style:name="P72" style:family="paragraph" style:parent-style-name="Table_20_Contents" style:list-style-name="L12">
      <style:text-properties officeooo:paragraph-rsid="00c9a40e"/>
    </style:style>
    <style:style style:name="P73" style:family="paragraph" style:parent-style-name="Table_20_Contents" style:list-style-name="L12">
      <style:text-properties officeooo:paragraph-rsid="00e9c189"/>
    </style:style>
    <style:style style:name="P74" style:family="paragraph" style:parent-style-name="Table_20_Contents">
      <style:text-properties officeooo:paragraph-rsid="00ca8462"/>
    </style:style>
    <style:style style:name="P75" style:family="paragraph" style:parent-style-name="Table_20_Contents">
      <style:text-properties officeooo:paragraph-rsid="00cee482"/>
    </style:style>
    <style:style style:name="P76" style:family="paragraph" style:parent-style-name="Table_20_Contents">
      <style:text-properties officeooo:paragraph-rsid="00d7364f"/>
    </style:style>
    <style:style style:name="P77" style:family="paragraph" style:parent-style-name="Table_20_Contents" style:list-style-name="L14">
      <style:text-properties officeooo:paragraph-rsid="00dd8c62"/>
    </style:style>
    <style:style style:name="P78" style:family="paragraph" style:parent-style-name="Table_20_Contents">
      <style:text-properties officeooo:paragraph-rsid="00eac60a"/>
    </style:style>
    <style:style style:name="P79" style:family="paragraph" style:parent-style-name="Table_20_Contents">
      <style:text-properties officeooo:paragraph-rsid="00f2d29a"/>
    </style:style>
    <style:style style:name="P80" style:family="paragraph" style:parent-style-name="Footnote">
      <style:text-properties officeooo:rsid="007c8595" officeooo:paragraph-rsid="007c8595"/>
    </style:style>
    <style:style style:name="P81" style:family="paragraph" style:parent-style-name="Footnote">
      <style:text-properties officeooo:rsid="0097bd3a" officeooo:paragraph-rsid="0097bd3a"/>
    </style:style>
    <style:style style:name="P82" style:family="paragraph" style:parent-style-name="Footnote">
      <style:text-properties officeooo:rsid="0099b522" officeooo:paragraph-rsid="0099b522"/>
    </style:style>
    <style:style style:name="T1" style:family="text">
      <style:text-properties fo:font-style="italic" officeooo:rsid="001922d7" style:font-style-asian="italic" style:font-style-complex="italic"/>
    </style:style>
    <style:style style:name="T2" style:family="text">
      <style:text-properties fo:font-style="italic" officeooo:rsid="0048cdf6" style:font-style-asian="italic" style:font-style-complex="italic"/>
    </style:style>
    <style:style style:name="T3" style:family="text">
      <style:text-properties officeooo:rsid="000496a8"/>
    </style:style>
    <style:style style:name="T4" style:family="text">
      <style:text-properties officeooo:rsid="00058a8d"/>
    </style:style>
    <style:style style:name="T5" style:family="text">
      <style:text-properties officeooo:rsid="000715e4"/>
    </style:style>
    <style:style style:name="T6" style:family="text">
      <style:text-properties officeooo:rsid="000855cf"/>
    </style:style>
    <style:style style:name="T7" style:family="text">
      <style:text-properties fo:font-weight="bold" officeooo:rsid="000855cf" style:font-weight-asian="bold" style:font-weight-complex="bold"/>
    </style:style>
    <style:style style:name="T8" style:family="text">
      <style:text-properties fo:font-weight="bold" officeooo:rsid="00058a8d" style:font-weight-asian="bold" style:font-weight-complex="bold"/>
    </style:style>
    <style:style style:name="T9" style:family="text">
      <style:text-properties fo:font-weight="bold" officeooo:rsid="000496a8" style:font-weight-asian="bold" style:font-weight-complex="bold"/>
    </style:style>
    <style:style style:name="T10" style:family="text">
      <style:text-properties fo:font-weight="bold" officeooo:rsid="00166145" style:font-weight-asian="bold" style:font-weight-complex="bold"/>
    </style:style>
    <style:style style:name="T11" style:family="text">
      <style:text-properties fo:font-weight="bold" officeooo:rsid="0016b9cc" style:font-weight-asian="bold" style:font-weight-complex="bold"/>
    </style:style>
    <style:style style:name="T12" style:family="text">
      <style:text-properties fo:font-weight="bold" officeooo:rsid="0018a4e9" style:font-weight-asian="bold" style:font-weight-complex="bold"/>
    </style:style>
    <style:style style:name="T13" style:family="text">
      <style:text-properties fo:font-weight="bold" officeooo:rsid="00209a9c" style:font-weight-asian="bold" style:font-weight-complex="bold"/>
    </style:style>
    <style:style style:name="T14" style:family="text">
      <style:text-properties fo:font-weight="bold" officeooo:rsid="001f19f1" style:font-weight-asian="bold" style:font-weight-complex="bold"/>
    </style:style>
    <style:style style:name="T15" style:family="text">
      <style:text-properties fo:font-weight="bold" officeooo:rsid="003aa846" style:font-weight-asian="bold" style:font-weight-complex="bold"/>
    </style:style>
    <style:style style:name="T16" style:family="text">
      <style:text-properties fo:font-weight="bold" officeooo:rsid="003c6950" style:font-weight-asian="bold" style:font-weight-complex="bold"/>
    </style:style>
    <style:style style:name="T17" style:family="text">
      <style:text-properties fo:font-weight="bold" officeooo:rsid="0054b9fb" style:font-weight-asian="bold" style:font-weight-complex="bold"/>
    </style:style>
    <style:style style:name="T18" style:family="text">
      <style:text-properties fo:font-weight="bold" officeooo:rsid="006ab94a" style:font-weight-asian="bold" style:font-weight-complex="bold"/>
    </style:style>
    <style:style style:name="T19" style:family="text">
      <style:text-properties fo:font-weight="bold" officeooo:rsid="00add084" style:font-weight-asian="bold" style:font-weight-complex="bold"/>
    </style:style>
    <style:style style:name="T20" style:family="text">
      <style:text-properties fo:font-weight="bold" officeooo:rsid="00b5677b" style:font-weight-asian="bold" style:font-weight-complex="bold"/>
    </style:style>
    <style:style style:name="T21" style:family="text">
      <style:text-properties fo:font-weight="bold" officeooo:rsid="00bdf32f" style:font-weight-asian="bold" style:font-weight-complex="bold"/>
    </style:style>
    <style:style style:name="T22" style:family="text">
      <style:text-properties fo:font-weight="bold" officeooo:rsid="00cee482" style:font-weight-asian="bold" style:font-weight-complex="bold"/>
    </style:style>
    <style:style style:name="T23" style:family="text">
      <style:text-properties fo:font-weight="bold" officeooo:rsid="00c7f67e" style:font-weight-asian="bold" style:font-weight-complex="bold"/>
    </style:style>
    <style:style style:name="T24" style:family="text">
      <style:text-properties fo:font-weight="bold" officeooo:rsid="00f2d29a" style:font-weight-asian="bold" style:font-weight-complex="bold"/>
    </style:style>
    <style:style style:name="T25" style:family="text">
      <style:text-properties officeooo:rsid="000e6d9f"/>
    </style:style>
    <style:style style:name="T26" style:family="text">
      <style:text-properties officeooo:rsid="000fb8e2"/>
    </style:style>
    <style:style style:name="T27" style:family="text">
      <style:text-properties officeooo:rsid="000fd79a"/>
    </style:style>
    <style:style style:name="T28" style:family="text">
      <style:text-properties officeooo:rsid="0014d309"/>
    </style:style>
    <style:style style:name="T29" style:family="text">
      <style:text-properties officeooo:rsid="00166145"/>
    </style:style>
    <style:style style:name="T30" style:family="text">
      <style:text-properties officeooo:rsid="0016b9cc"/>
    </style:style>
    <style:style style:name="T31" style:family="text">
      <style:text-properties officeooo:rsid="0014ec14"/>
    </style:style>
    <style:style style:name="T32" style:family="text">
      <style:text-properties officeooo:rsid="0016d35a"/>
    </style:style>
    <style:style style:name="T33" style:family="text">
      <style:text-properties officeooo:rsid="001922d7"/>
    </style:style>
    <style:style style:name="T34" style:family="text">
      <style:text-properties officeooo:rsid="001b252c"/>
    </style:style>
    <style:style style:name="T35" style:family="text">
      <style:text-properties officeooo:rsid="001b862c"/>
    </style:style>
    <style:style style:name="T36" style:family="text">
      <style:text-properties officeooo:rsid="001f19f1"/>
    </style:style>
    <style:style style:name="T37" style:family="text">
      <style:text-properties officeooo:rsid="00209a9c"/>
    </style:style>
    <style:style style:name="T38" style:family="text">
      <style:text-properties fo:font-weight="normal" officeooo:rsid="00209a9c" style:font-weight-asian="normal" style:font-weight-complex="normal"/>
    </style:style>
    <style:style style:name="T39" style:family="text">
      <style:text-properties fo:font-weight="normal" officeooo:rsid="001d0adb" style:font-weight-asian="normal" style:font-weight-complex="normal"/>
    </style:style>
    <style:style style:name="T40" style:family="text">
      <style:text-properties fo:font-weight="normal" officeooo:rsid="0020b248" style:font-weight-asian="normal" style:font-weight-complex="normal"/>
    </style:style>
    <style:style style:name="T41" style:family="text">
      <style:text-properties fo:font-weight="normal" officeooo:rsid="0022150f" style:font-weight-asian="normal" style:font-weight-complex="normal"/>
    </style:style>
    <style:style style:name="T42" style:family="text">
      <style:text-properties fo:font-weight="normal" officeooo:rsid="00b0aa21" style:font-weight-asian="normal" style:font-weight-complex="normal"/>
    </style:style>
    <style:style style:name="T43" style:family="text">
      <style:text-properties fo:font-weight="normal" officeooo:rsid="00a194af" style:font-weight-asian="normal" style:font-weight-complex="normal"/>
    </style:style>
    <style:style style:name="T44" style:family="text">
      <style:text-properties officeooo:rsid="0048cdf6"/>
    </style:style>
    <style:style style:name="T45" style:family="text">
      <style:text-properties fo:language="en" fo:country="US" fo:font-style="italic" officeooo:rsid="0048cdf6" style:font-style-asian="italic" style:font-style-complex="italic"/>
    </style:style>
    <style:style style:name="T46" style:family="text">
      <style:text-properties officeooo:rsid="00241cab"/>
    </style:style>
    <style:style style:name="T47" style:family="text">
      <style:text-properties officeooo:rsid="002982ca"/>
    </style:style>
    <style:style style:name="T48" style:family="text">
      <style:text-properties officeooo:rsid="002a12e8"/>
    </style:style>
    <style:style style:name="T49" style:family="text">
      <style:text-properties officeooo:rsid="002b0f11"/>
    </style:style>
    <style:style style:name="T50" style:family="text">
      <style:text-properties officeooo:rsid="002c02b1"/>
    </style:style>
    <style:style style:name="T51" style:family="text">
      <style:text-properties officeooo:rsid="002de4e5"/>
    </style:style>
    <style:style style:name="T52" style:family="text">
      <style:text-properties officeooo:rsid="002e3da5"/>
    </style:style>
    <style:style style:name="T53" style:family="text">
      <style:text-properties officeooo:rsid="002f324e"/>
    </style:style>
    <style:style style:name="T54" style:family="text">
      <style:text-properties officeooo:rsid="0030210b"/>
    </style:style>
    <style:style style:name="T55" style:family="text">
      <style:text-properties officeooo:rsid="0030e985"/>
    </style:style>
    <style:style style:name="T56" style:family="text">
      <style:text-properties officeooo:rsid="003310cb"/>
    </style:style>
    <style:style style:name="T57" style:family="text">
      <style:text-properties officeooo:rsid="0036f78e"/>
    </style:style>
    <style:style style:name="T58" style:family="text">
      <style:text-properties officeooo:rsid="0038aac7"/>
    </style:style>
    <style:style style:name="T59" style:family="text">
      <style:text-properties officeooo:rsid="003aa846"/>
    </style:style>
    <style:style style:name="T60" style:family="text">
      <style:text-properties officeooo:rsid="003c6950"/>
    </style:style>
    <style:style style:name="T61" style:family="text">
      <style:text-properties officeooo:rsid="003f1372"/>
    </style:style>
    <style:style style:name="T62" style:family="text">
      <style:text-properties officeooo:rsid="00409719"/>
    </style:style>
    <style:style style:name="T63" style:family="text">
      <style:text-properties officeooo:rsid="0043b206"/>
    </style:style>
    <style:style style:name="T64" style:family="text">
      <style:text-properties officeooo:rsid="00473eb8"/>
    </style:style>
    <style:style style:name="T65" style:family="text">
      <style:text-properties officeooo:rsid="004a9418"/>
    </style:style>
    <style:style style:name="T66" style:family="text">
      <style:text-properties officeooo:rsid="004df116"/>
    </style:style>
    <style:style style:name="T67" style:family="text">
      <style:text-properties officeooo:rsid="0050a0ab"/>
    </style:style>
    <style:style style:name="T68" style:family="text">
      <style:text-properties officeooo:rsid="0054b9fb"/>
    </style:style>
    <style:style style:name="T69" style:family="text">
      <style:text-properties officeooo:rsid="005525f0"/>
    </style:style>
    <style:style style:name="T70" style:family="text">
      <style:text-properties officeooo:rsid="00590941"/>
    </style:style>
    <style:style style:name="T71" style:family="text">
      <style:text-properties officeooo:rsid="00597987"/>
    </style:style>
    <style:style style:name="T72" style:family="text">
      <style:text-properties officeooo:rsid="005ecc87"/>
    </style:style>
    <style:style style:name="T73" style:family="text">
      <style:text-properties officeooo:rsid="005f4bb0"/>
    </style:style>
    <style:style style:name="T74" style:family="text">
      <style:text-properties officeooo:rsid="00620554"/>
    </style:style>
    <style:style style:name="T75" style:family="text">
      <style:text-properties officeooo:rsid="00621235"/>
    </style:style>
    <style:style style:name="T76" style:family="text">
      <style:text-properties officeooo:rsid="00693351"/>
    </style:style>
    <style:style style:name="T77" style:family="text">
      <style:text-properties officeooo:rsid="0069336d"/>
    </style:style>
    <style:style style:name="T78" style:family="text">
      <style:text-properties officeooo:rsid="006ab94a"/>
    </style:style>
    <style:style style:name="T79" style:family="text">
      <style:text-properties officeooo:rsid="006f7466"/>
    </style:style>
    <style:style style:name="T80" style:family="text">
      <style:text-properties officeooo:rsid="00704cf3"/>
    </style:style>
    <style:style style:name="T81" style:family="text">
      <style:text-properties officeooo:rsid="00747f55"/>
    </style:style>
    <style:style style:name="T82" style:family="text">
      <style:text-properties officeooo:rsid="007558e3"/>
    </style:style>
    <style:style style:name="T83" style:family="text">
      <style:text-properties officeooo:rsid="00777312"/>
    </style:style>
    <style:style style:name="T84" style:family="text">
      <style:text-properties officeooo:rsid="007e02be"/>
    </style:style>
    <style:style style:name="T85" style:family="text">
      <style:text-properties officeooo:rsid="00806798"/>
    </style:style>
    <style:style style:name="T86" style:family="text">
      <style:text-properties officeooo:rsid="00816aad"/>
    </style:style>
    <style:style style:name="T87" style:family="text">
      <style:text-properties officeooo:rsid="0081ea6b"/>
    </style:style>
    <style:style style:name="T88" style:family="text">
      <style:text-properties officeooo:rsid="008568e7"/>
    </style:style>
    <style:style style:name="T89" style:family="text">
      <style:text-properties officeooo:rsid="00863fee"/>
    </style:style>
    <style:style style:name="T90" style:family="text">
      <style:text-properties officeooo:rsid="00869869"/>
    </style:style>
    <style:style style:name="T91" style:family="text">
      <style:text-properties officeooo:rsid="00889027"/>
    </style:style>
    <style:style style:name="T92" style:family="text">
      <style:text-properties officeooo:rsid="00940f89"/>
    </style:style>
    <style:style style:name="T93" style:family="text">
      <style:text-properties officeooo:rsid="0095d966"/>
    </style:style>
    <style:style style:name="T94" style:family="text">
      <style:text-properties officeooo:rsid="0097bd3a"/>
    </style:style>
    <style:style style:name="T95" style:family="text">
      <style:text-properties officeooo:rsid="0099bbf6"/>
    </style:style>
    <style:style style:name="T96" style:family="text">
      <style:text-properties officeooo:rsid="009c082b"/>
    </style:style>
    <style:style style:name="T97" style:family="text">
      <style:text-properties fo:font-variant="small-caps" fo:font-style="italic" officeooo:rsid="009c082b" fo:background-color="transparent" style:font-style-asian="italic" style:font-style-complex="italic"/>
    </style:style>
    <style:style style:name="T98" style:family="text">
      <style:text-properties fo:font-variant="small-caps" fo:font-weight="normal" officeooo:rsid="00b0aa21" style:font-weight-asian="normal" style:font-weight-complex="normal"/>
    </style:style>
    <style:style style:name="T99" style:family="text">
      <style:text-properties fo:font-variant="small-caps" fo:font-weight="normal" officeooo:rsid="00af2c06" style:font-weight-asian="normal" style:font-weight-complex="normal"/>
    </style:style>
    <style:style style:name="T100" style:family="text">
      <style:text-properties fo:font-variant="small-caps" fo:font-weight="normal" officeooo:rsid="00a194af" style:font-weight-asian="normal" style:font-weight-complex="normal"/>
    </style:style>
    <style:style style:name="T101" style:family="text">
      <style:text-properties fo:font-variant="small-caps" officeooo:rsid="00acc9d0"/>
    </style:style>
    <style:style style:name="T102" style:family="text">
      <style:text-properties fo:font-variant="small-caps" officeooo:rsid="00b23463"/>
    </style:style>
    <style:style style:name="T103" style:family="text">
      <style:text-properties fo:font-variant="small-caps" officeooo:rsid="00b71268"/>
    </style:style>
    <style:style style:name="T104" style:family="text">
      <style:text-properties fo:font-variant="small-caps" officeooo:rsid="00cb6c73"/>
    </style:style>
    <style:style style:name="T105" style:family="text">
      <style:text-properties fo:font-variant="small-caps" officeooo:rsid="00cd91d0"/>
    </style:style>
    <style:style style:name="T106" style:family="text">
      <style:text-properties officeooo:rsid="009cb71d"/>
    </style:style>
    <style:style style:name="T107" style:family="text">
      <style:text-properties officeooo:rsid="00a194af"/>
    </style:style>
    <style:style style:name="T108" style:family="text">
      <style:text-properties officeooo:rsid="00a1e29f"/>
    </style:style>
    <style:style style:name="T109" style:family="text">
      <style:text-properties officeooo:rsid="00a37f87"/>
    </style:style>
    <style:style style:name="T110" style:family="text">
      <style:text-properties officeooo:rsid="00a535f2"/>
    </style:style>
    <style:style style:name="T111" style:family="text">
      <style:text-properties officeooo:rsid="00acc9d0"/>
    </style:style>
    <style:style style:name="T112" style:family="text">
      <style:text-properties officeooo:rsid="00add084"/>
    </style:style>
    <style:style style:name="T113" style:family="text">
      <style:text-properties officeooo:rsid="00af2c06"/>
    </style:style>
    <style:style style:name="T114" style:family="text">
      <style:text-properties officeooo:rsid="00b0aa21"/>
    </style:style>
    <style:style style:name="T115" style:family="text">
      <style:text-properties officeooo:rsid="00b0ca83"/>
    </style:style>
    <style:style style:name="T116" style:family="text">
      <style:text-properties officeooo:rsid="00b23463"/>
    </style:style>
    <style:style style:name="T117" style:family="text">
      <style:text-properties officeooo:rsid="00b68d6c"/>
    </style:style>
    <style:style style:name="T118" style:family="text">
      <style:text-properties officeooo:rsid="00b71268"/>
    </style:style>
    <style:style style:name="T119" style:family="text">
      <style:text-properties officeooo:rsid="00b97b0d"/>
    </style:style>
    <style:style style:name="T120" style:family="text">
      <style:text-properties officeooo:rsid="00ba1ee4"/>
    </style:style>
    <style:style style:name="T121" style:family="text">
      <style:text-properties officeooo:rsid="00bb553f"/>
    </style:style>
    <style:style style:name="T122" style:family="text">
      <style:text-properties officeooo:rsid="00bbfef6"/>
    </style:style>
    <style:style style:name="T123" style:family="text">
      <style:text-properties officeooo:rsid="00bdf32f"/>
    </style:style>
    <style:style style:name="T124" style:family="text">
      <style:text-properties officeooo:rsid="00c19e66"/>
    </style:style>
    <style:style style:name="T125" style:family="text">
      <style:text-properties officeooo:rsid="00c482cb"/>
    </style:style>
    <style:style style:name="T126" style:family="text">
      <style:text-properties officeooo:rsid="00c671b5"/>
    </style:style>
    <style:style style:name="T127" style:family="text">
      <style:text-properties officeooo:rsid="00c68535"/>
    </style:style>
    <style:style style:name="T128" style:family="text">
      <style:text-properties officeooo:rsid="00c7f67e"/>
    </style:style>
    <style:style style:name="T129" style:family="text">
      <style:text-properties officeooo:rsid="00c9a40e"/>
    </style:style>
    <style:style style:name="T130" style:family="text">
      <style:text-properties officeooo:rsid="00ca8462"/>
    </style:style>
    <style:style style:name="T131" style:family="text">
      <style:text-properties officeooo:rsid="00cb6c73"/>
    </style:style>
    <style:style style:name="T132" style:family="text">
      <style:text-properties officeooo:rsid="00cc1e98"/>
    </style:style>
    <style:style style:name="T133" style:family="text">
      <style:text-properties officeooo:rsid="00cd91d0"/>
    </style:style>
    <style:style style:name="T134" style:family="text">
      <style:text-properties officeooo:rsid="00cee482"/>
    </style:style>
    <style:style style:name="T135" style:family="text">
      <style:text-properties officeooo:rsid="00d062ce"/>
    </style:style>
    <style:style style:name="T136" style:family="text">
      <style:text-properties officeooo:rsid="00d3403e"/>
    </style:style>
    <style:style style:name="T137" style:family="text">
      <style:text-properties officeooo:rsid="00d3daed"/>
    </style:style>
    <style:style style:name="T138" style:family="text">
      <style:text-properties officeooo:rsid="00d58b6e"/>
    </style:style>
    <style:style style:name="T139" style:family="text">
      <style:text-properties officeooo:rsid="00d7364f"/>
    </style:style>
    <style:style style:name="T140" style:family="text">
      <style:text-properties officeooo:rsid="00d7649f"/>
    </style:style>
    <style:style style:name="T141" style:family="text">
      <style:text-properties officeooo:rsid="00dabd29"/>
    </style:style>
    <style:style style:name="T142" style:family="text">
      <style:text-properties officeooo:rsid="00dad127"/>
    </style:style>
    <style:style style:name="T143" style:family="text">
      <style:text-properties officeooo:rsid="00dd8c62"/>
    </style:style>
    <style:style style:name="T144" style:family="text">
      <style:text-properties officeooo:rsid="00df2035"/>
    </style:style>
    <style:style style:name="T145" style:family="text">
      <style:text-properties officeooo:rsid="00e10526"/>
    </style:style>
    <style:style style:name="T146" style:family="text">
      <style:text-properties officeooo:rsid="00e5f4f2"/>
    </style:style>
    <style:style style:name="T147" style:family="text">
      <style:text-properties officeooo:rsid="00e71123"/>
    </style:style>
    <style:style style:name="T148" style:family="text">
      <style:text-properties officeooo:rsid="00e71e30"/>
    </style:style>
    <style:style style:name="T149" style:family="text">
      <style:text-properties officeooo:rsid="00e87377"/>
    </style:style>
    <style:style style:name="T150" style:family="text">
      <style:text-properties officeooo:rsid="00e9c189"/>
    </style:style>
    <style:style style:name="T151" style:family="text">
      <style:text-properties officeooo:rsid="00eac60a"/>
    </style:style>
    <style:style style:name="T152" style:family="text">
      <style:text-properties officeooo:rsid="00eb7ec1"/>
    </style:style>
    <style:style style:name="T153" style:family="text">
      <style:text-properties officeooo:rsid="00ed707e"/>
    </style:style>
    <style:style style:name="T154" style:family="text">
      <style:text-properties officeooo:rsid="00ed8c6f"/>
    </style:style>
    <style:style style:name="T155" style:family="text">
      <style:text-properties officeooo:rsid="00eebbe6"/>
    </style:style>
    <style:style style:name="T156" style:family="text">
      <style:text-properties officeooo:rsid="00f15ef6"/>
    </style:style>
    <style:style style:name="T157" style:family="text">
      <style:text-properties officeooo:rsid="00f2d2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mparativa-sistemi-classificazione" table:style-name="comparativa-sistemi-classificazione">
        <table:table-column table:style-name="comparativa-sistemi-classificazione.A"/>
        <table:table-column table:style-name="comparativa-sistemi-classificazione.B" table:number-columns-repeated="2"/>
        <table:table-column table:style-name="comparativa-sistemi-classificazione.D"/>
        <table:table-row>
          <table:table-cell table:style-name="comparativa-sistemi-classificazione.A1" office:value-type="string">
            <text:p text:style-name="P27"/>
          </table:table-cell>
          <table:table-cell table:style-name="comparativa-sistemi-classificazione.B1" office:value-type="string">
            <text:p text:style-name="P28">Dizionario</text:p>
          </table:table-cell>
          <table:table-cell table:style-name="comparativa-sistemi-classificazione.C1" office:value-type="string">
            <text:p text:style-name="P28">Gerarchia/tassonomia</text:p>
          </table:table-cell>
          <table:table-cell table:style-name="comparativa-sistemi-classificazione.D1" office:value-type="string">
            <text:p text:style-name="P28">Filesystem<text:note text:id="ftn1" text:note-class="footnote"><text:note-citation>1</text:note-citation><text:note-body><text:p text:style-name="P29"><text:span text:style-name="T44">DAG (</text:span><text:span text:style-name="T45">Directed</text:span><text:span text:style-name="T2"> </text:span><text:span text:style-name="T45">Acyclic</text:span><text:span text:style-name="T2"> </text:span><text:span text:style-name="T45">Graph</text:span><text:span text:style-name="T44">).</text:span></text:p></text:note-body></text:note></text:p>
          </table:table-cell>
        </table:table-row>
        <table:table-row>
          <table:table-cell table:style-name="comparativa-sistemi-classificazione.A2" office:value-type="string">
            <text:p text:style-name="P1"><text:span text:style-name="T3">Caratteristi</text:span><text:span text:style-name="T5">che</text:span></text:p>
          </table:table-cell>
          <table:table-cell table:style-name="comparativa-sistemi-classificazione.B2" office:value-type="string">
            <text:p text:style-name="P9"><text:span text:style-name="T7">Struttura insiemistica</text:span><text:span text:style-name="T6">. </text:span><text:span text:style-name="T26">N</text:span><text:span text:style-name="T25">essuna relazione </text:span><text:span text:style-name="T26">o legame </text:span><text:span text:style-name="T25">tra </text:span><text:span text:style-name="T26">le </text:span><text:span text:style-name="T25">etichette </text:span><text:span text:style-name="T27">(generalizzazione, affinità, ...)</text:span><text:span text:style-name="T25">.</text:span></text:p>
            <text:p text:style-name="P9"><text:span text:style-name="T8">Estensibilità</text:span><text:span text:style-name="T4">. </text:span><text:span text:style-name="T26">Facilità nell'aggiungere o rimuovere etichette dal dizionario.</text:span></text:p>
            <text:p text:style-name="P10"><text:span text:style-name="T11">Specializzazione</text:span><text:span text:style-name="T30">. Le etichette tendono ad identificare entità </text:span><text:span text:style-name="T35">ben </text:span><text:span text:style-name="T30">precise.</text:span></text:p>
          </table:table-cell>
          <table:table-cell table:style-name="comparativa-sistemi-classificazione.C2" office:value-type="string">
            <text:p text:style-name="P15"><text:span text:style-name="T9">Struttura ordinata</text:span><text:span text:style-name="T9"><text:note text:id="ftn2" text:note-class="footnote"><text:note-citation>2</text:note-citation><text:note-body><text:p text:style-name="P30">Ad ogni elemento dev'essere associata una posizione univoca nella gerarchia.</text:p></text:note-body></text:note></text:span><text:span text:style-name="T3">. </text:span><text:span text:style-name="T27">La gerarchia definisce una struttura ordinata (dal generale al particolare) </text:span><text:span text:style-name="T28">per</text:span><text:span text:style-name="T27"> esplorare efficientemente le categorie dei contenuti.</text:span></text:p>
            <text:p text:style-name="P19"><text:span text:style-name="T14">Estensibilità limitata</text:span><text:span text:style-name="T36">. L'inserimento di un nuovo elemento </text:span><text:span text:style-name="T37">richiede l'identificazione univoca della posizione nella gerarchia.</text:span></text:p>
            <text:p text:style-name="P14"><text:span text:style-name="T10">Genericità</text:span><text:span text:style-name="T29">. Gli elementi della gerarchia </text:span><text:span text:style-name="T34">rappresentano contenitori/classificatori per le informazioni e hanno </text:span><text:span text:style-name="T29">un <text:s/></text:span><text:span text:style-name="T34">maggiore </text:span><text:span text:style-name="T29">livello di astrazione.</text:span></text:p>
            <text:p text:style-name="P13"><text:span text:style-name="T12">Univocità</text:span><text:span text:style-name="T31">. </text:span><text:span text:style-name="T32">Ogni elemento si colloca all'interno di una precisa categoria o sotto-categoria.</text:span></text:p>
          </table:table-cell>
          <table:table-cell table:style-name="comparativa-sistemi-classificazione.D2" office:value-type="string">
            <text:p text:style-name="P21"><text:span text:style-name="T13">Orientato ai contenuti</text:span><text:span text:style-name="T38">. Presenta una struttura gerarchica </text:span><text:span text:style-name="T40">che permette</text:span><text:span text:style-name="T39"> </text:span><text:span text:style-name="T41">di inserire in contenuto in posizioni differenti della gerarchia.</text:span></text:p>
          </table:table-cell>
        </table:table-row>
        <table:table-row>
          <table:table-cell table:style-name="comparativa-sistemi-classificazione.A2" office:value-type="string">
            <text:p text:style-name="P2">Problemi</text:p>
          </table:table-cell>
          <table:table-cell table:style-name="comparativa-sistemi-classificazione.B3" table:number-columns-spanned="3" office:value-type="string">
            <text:list xml:id="list7277073661" text:style-name="L1">
              <text:list-item>
                <text:p text:style-name="P41"><text:span text:style-name="T6">Ambiguità sintattica (</text:span><text:span text:style-name="T7">sinonimi</text:span><text:span text:style-name="T6"> → etichette duplicate)</text:span></text:p>
              </text:list-item>
              <text:list-item>
                <text:p text:style-name="P41"><text:span text:style-name="T6">Ambiguità semantica (</text:span><text:span text:style-name="T7">accezioni</text:span><text:span text:style-name="T6">)</text:span></text:p>
              </text:list-item>
              <text:list-item>
                <text:p text:style-name="P42"><text:span text:style-name="T77">Relazioni </text:span><text:span text:style-name="T78">tra </text:span><text:span text:style-name="T106">le </text:span><text:span text:style-name="T78">etichette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omparativa-sistemi-classificazione.A2" table:number-rows-spanned="3" office:value-type="string">
            <text:p text:style-name="P3">Contenut<text:span text:style-name="T83">i</text:span></text:p>
          </table:table-cell>
          <table:table-cell table:style-name="comparativa-sistemi-classificazione.B4" office:value-type="string">
            <text:p text:style-name="P24"><text:span text:style-name="T46">Il dizionario consente di assegnare ad un contenuto un numero arbitrario di etichette, </text:span><text:span text:style-name="T53">le cui combinazioni riescono ad esprimere con precisione i temi di un contenuto</text:span><text:span text:style-name="T49">.</text:span></text:p>
          </table:table-cell>
          <table:table-cell table:style-name="comparativa-sistemi-classificazione.C4" office:value-type="string">
            <text:p text:style-name="P26"><text:span text:style-name="T54">La struttura ordinata favorisce tuttavia una classificazione corretta e coerente dei contenuti </text:span><text:span text:style-name="T57">secondo lo schema fornito, </text:span><text:span text:style-name="T61">semplificando l'attività di ricerca dei contenuti </text:span><text:span text:style-name="T78">(</text:span><text:span text:style-name="T18">P1</text:span><text:span text:style-name="T78">, </text:span><text:span text:style-name="T18">P2</text:span><text:span text:style-name="T78">)</text:span><text:span text:style-name="T61">.</text:span></text:p>
          </table:table-cell>
          <table:table-cell table:style-name="comparativa-sistemi-classificazione.D6" table:number-rows-spanned="3" office:value-type="string">
            <text:p text:style-name="P25"><text:span text:style-name="T50">Il filesystem consente di collocare il contenuto in posizioni multiple della gerarchia, </text:span><text:span text:style-name="T62">garantendo la flessibilità del dizionario (molteplicità di argomenti) e una struttura di classificazione chiara e coerente.</text:span></text:p>
          </table:table-cell>
        </table:table-row>
        <table:table-row>
          <table:covered-table-cell/>
          <table:table-cell table:style-name="comparativa-sistemi-classificazione.B5" office:value-type="string">
            <text:p text:style-name="P35"><text:span text:style-name="T55">Data la struttura insiemistica, si rischia di assistere alla proliferazione di etichette sintatticamente </text:span><text:span text:style-name="T56">equivalenti </text:span><text:span text:style-name="T60">(</text:span><text:span text:style-name="T16">P1</text:span><text:span text:style-name="T60">)</text:span><text:span text:style-name="T55">.</text:span></text:p>
          </table:table-cell>
          <table:table-cell table:style-name="comparativa-sistemi-classificazione.C6" table:number-rows-spanned="2" office:value-type="string">
            <text:p text:style-name="P34"><text:span text:style-name="T46">La gerarchia </text:span><text:span text:style-name="T48">costringe</text:span><text:span text:style-name="T46"> </text:span><text:span text:style-name="T48">ad</text:span><text:span text:style-name="T46"> inserire un contenuto in </text:span><text:span text:style-name="T47">una</text:span><text:span text:style-name="T46"> posizione </text:span><text:span text:style-name="T47">precisa</text:span><text:span text:style-name="T32"><text:note text:id="ftn3" text:note-class="footnote"><text:note-citation>3</text:note-citation><text:note-body><text:p text:style-name="P31"><text:span text:style-name="T33">In </text:span><text:span text:style-name="T1">Wordpress</text:span><text:span text:style-name="T33">, ciascun contenuto può essere inserito in categorie multiple.</text:span></text:p></text:note-body></text:note></text:span><text:span text:style-name="T32">, </text:span><text:span text:style-name="T51">ma impedisce di gestire contenuti riferibili ad argomenti multipli o </text:span><text:span text:style-name="T52">particolarmente specifici</text:span><text:span text:style-name="T51">.</text:span></text:p>
          </table:table-cell>
          <table:covered-table-cell/>
        </table:table-row>
        <table:table-row>
          <table:covered-table-cell/>
          <table:table-cell table:style-name="comparativa-sistemi-classificazione.B6" office:value-type="string">
            <text:p text:style-name="P35"><text:span text:style-name="T57">L'assenza di relazioni tra etichette rende complesso o impossibile gestire i rapporti gerarchici (argomenti e sotto-argomenti) </text:span><text:span text:style-name="T76">e le relazioni tra le etichette,</text:span><text:span text:style-name="T57"> utili nella fase di ricerca </text:span><text:span text:style-name="T58">dei contenuti </text:span><text:span text:style-name="T59">(</text:span><text:span text:style-name="T15">P3</text:span><text:span text:style-name="T59">)</text:span><text:span text:style-name="T57">.</text:span></text:p>
          </table:table-cell>
          <table:covered-table-cell/>
          <table:covered-table-cell/>
        </table:table-row>
        <table:table-row>
          <table:table-cell table:style-name="comparativa-sistemi-classificazione.A2" office:value-type="string">
            <text:p text:style-name="P4">Sinonimi</text:p>
          </table:table-cell>
          <table:table-cell table:style-name="comparativa-sistemi-classificazione.B7" office:value-type="string">
            <text:p text:style-name="P11"><text:span text:style-name="T80">La</text:span><text:span text:style-name="T63"> struttura insiemistica </text:span><text:span text:style-name="T80">rende difficoltoso se non impossibile tracciare le relazioni sinonimiche tra le etichette s</text:span><text:span text:style-name="T63">intatticamente equivalenti.</text:span><text:span text:style-name="T63"><text:note text:id="ftn4" text:note-class="footnote"><text:note-citation>4</text:note-citation><text:note-body><text:p text:style-name="P80">A meno che non sia possibile definire delle relazioni dirette tra le etichette sinonimiche.</text:p></text:note-body></text:note></text:span></text:p>
          </table:table-cell>
          <table:table-cell table:style-name="comparativa-sistemi-classificazione.C7" table:number-columns-spanned="2" office:value-type="string">
            <text:p text:style-name="P20"><text:span text:style-name="T79">I sinonimi di </text:span><text:span text:style-name="T90">un elemento</text:span><text:span text:style-name="T79"> dovrebbero </text:span><text:span text:style-name="T81">risultare </text:span><text:span text:style-name="T89">nella medesima posizione → distinzione etichette primarie/sinonimiche.</text:span></text:p>
          </table:table-cell>
          <table:covered-table-cell/>
        </table:table-row>
        <table:table-row>
          <table:table-cell table:style-name="comparativa-sistemi-classificazione.A2" office:value-type="string">
            <text:p text:style-name="P5">Accezioni</text:p>
          </table:table-cell>
          <table:table-cell table:style-name="comparativa-sistemi-classificazione.B8" office:value-type="string">
            <text:p text:style-name="P12"><text:span text:style-name="T92">Il dizionario consente di tenere traccia delle accezioni </text:span><text:span text:style-name="T93">mediante</text:span><text:span text:style-name="T92"> metadati associati all'etichetta stessa.</text:span></text:p>
          </table:table-cell>
          <table:table-cell table:style-name="comparativa-sistemi-classificazione.C8" office:value-type="string">
            <text:p text:style-name="P33"><text:span text:style-name="T64">La collocazione univoca di un'etichetta nella gerarchia </text:span><text:span text:style-name="T65">non consente di gestire eventuali ambiguità semantiche, ossia la possibilità che la sua collocazione sia multipla.</text:span></text:p>
          </table:table-cell>
          <table:table-cell table:style-name="comparativa-sistemi-classificazione.D8" office:value-type="string">
            <text:p text:style-name="P22"><text:span text:style-name="T65">La possibilità di inserire il contenuto in posizioni multiple della gerarchia </text:span><text:span text:style-name="T66">permette</text:span><text:span text:style-name="T65"> di gestire le sue accezioni, </text:span><text:span text:style-name="T66">come relazioni ad altrettanti padri</text:span><text:span text:style-name="T65">.</text:span></text:p>
          </table:table-cell>
        </table:table-row>
        <table:table-row>
          <table:table-cell table:style-name="comparativa-sistemi-classificazione.A2" office:value-type="string">
            <text:p text:style-name="P8"><text:span text:style-name="T75">Ricerca </text:span><text:span text:style-name="T85">etichetta</text:span></text:p>
          </table:table-cell>
          <table:table-cell table:style-name="comparativa-sistemi-classificazione.B9" office:value-type="string">
            <text:p text:style-name="P43">La ricerca di un'etichetta è resa inefficiente a causa della struttura del insiemistica del dizionario.</text:p>
          </table:table-cell>
          <table:table-cell table:style-name="comparativa-sistemi-classificazione.C9" table:number-columns-spanned="2" office:value-type="string">
            <text:p text:style-name="P44">La struttura gerarchica facilita l'individuazione dell'elemento cercato mediante un processo dicotomico, dal generale al particolare.</text:p>
          </table:table-cell>
          <table:covered-table-cell/>
        </table:table-row>
        <table:table-row>
          <table:table-cell table:style-name="comparativa-sistemi-classificazione.A2" office:value-type="string">
            <text:p text:style-name="P7">Navigazione <text:span text:style-name="T70">contenuti</text:span></text:p>
          </table:table-cell>
          <table:table-cell table:style-name="comparativa-sistemi-classificazione.B10" office:value-type="string">
            <text:p text:style-name="P45">L'esplorazione dei contenuti della piattaforma è complessa a causa della natura insiemistica del dizionario, che non offre una visione ordinata dei temi della piattaforma.</text:p>
          </table:table-cell>
          <table:table-cell table:style-name="comparativa-sistemi-classificazione.C10" office:value-type="string">
            <text:p text:style-name="P17"><text:span text:style-name="T71">La navigazione dei contenuti è facilitata dall'organizzazione gerarchica dei temi, permettendo di individuare facilmente i contenuti relativi </text:span><text:span text:style-name="T73">a temi:</text:span></text:p>
            <text:list xml:id="list922039870" text:style-name="L2">
              <text:list-item>
                <text:p text:style-name="P46"><text:span text:style-name="T72">singol</text:span><text:span text:style-name="T73">i</text:span></text:p>
              </text:list-item>
              <text:list-item>
                <text:p text:style-name="P48">unione</text:p>
              </text:list-item>
            </text:list>
          </table:table-cell>
          <table:table-cell table:style-name="comparativa-sistemi-classificazione.D10" office:value-type="string">
            <text:p text:style-name="P18"><text:span text:style-name="T71">La navigazione dei contenuti è facilitata dall'organizzazione gerarchica dei temi, permettendo di individuare facilmente i contenuti relativi a </text:span><text:span text:style-name="T73">temi</text:span><text:span text:style-name="T71">:</text:span></text:p>
            <text:list xml:id="list324741945" text:continue-numbering="true" text:style-name="L2">
              <text:list-item>
                <text:p text:style-name="P47"><text:span text:style-name="T72">singol</text:span><text:span text:style-name="T73">i</text:span></text:p>
              </text:list-item>
              <text:list-item>
                <text:p text:style-name="P49">unione</text:p>
              </text:list-item>
              <text:list-item>
                <text:p text:style-name="P49">intersezione</text:p>
              </text:list-item>
            </text:list>
          </table:table-cell>
        </table:table-row>
        <table:table-row>
          <table:table-cell table:style-name="comparativa-sistemi-classificazione.A2" office:value-type="string">
            <text:p text:style-name="P50">Ricerca contenuti</text:p>
          </table:table-cell>
          <table:table-cell table:style-name="comparativa-sistemi-classificazione.B11" office:value-type="string">
            <text:p text:style-name="P23"><text:span text:style-name="T68">La ricerca dei contenuti risulta estremamente </text:span><text:span text:style-name="T17">flessibile</text:span><text:span text:style-name="T68">, potendo basarsi su una combinazione qualsiasi di etichette per identificare in maniera precisa e accurata i contenuti di interesse, ma </text:span><text:span text:style-name="T17">scarsamente efficiente</text:span><text:span text:style-name="T68">, poiché la scelta dell'etichetta (in presenza di sinonimi) condizionerà in modo limitante l'insieme dei risultati di ricerca, </text:span><text:span text:style-name="T74">a meno di individuare tutte le etichette sinonimiche.</text:span></text:p>
          </table:table-cell>
          <table:table-cell table:style-name="comparativa-sistemi-classificazione.C11" office:value-type="string">
            <text:p text:style-name="P16"><text:span text:style-name="T69">La ricerca dei contenuti </text:span><text:span text:style-name="T71">è limitata</text:span><text:span text:style-name="T69"> </text:span><text:span text:style-name="T71">a causa dell'assenza di </text:span><text:span text:style-name="T69">strumenti e possibilità per affinare i criteri di ricerca, in particolare in scenari ad elevato numero di contenuti, e scovare contenuti particolari.</text:span></text:p>
          </table:table-cell>
          <table:table-cell table:style-name="comparativa-sistemi-classificazione.D11" office:value-type="string">
            <text:p text:style-name="P58">La ricerca dei contenuti presenta limiti analoghi rispetto alla gerarchia.</text:p>
          </table:table-cell>
        </table:table-row>
      </table:table>
      <text:p text:style-name="Standard"/>
      <text:p text:style-name="P36"/>
      <text:p text:style-name="P32"><text:span text:style-name="T97">Legenda</text:span><text:span text:style-name="T96">:</text:span></text:p>
      <text:list xml:id="list201413468" text:style-name="L3">
        <text:list-item>
          <text:p text:style-name="P37">vantaggi</text:p>
        </text:list-item>
        <text:list-item>
          <text:p text:style-name="P38">svantaggi</text:p>
        </text:list-item>
      </text:list>
      <text:p text:style-name="P36"/>
      <text:p text:style-name="P36"><text:soft-page-break/></text:p>
      <table:table table:name="soluzione" table:style-name="soluzione">
        <table:table-column table:style-name="soluzione.A"/>
        <table:table-column table:style-name="soluzione.B"/>
        <table:table-row>
          <table:table-cell table:style-name="soluzione.A1" table:number-columns-spanned="2" office:value-type="string">
            <text:p text:style-name="P28"><text:span text:style-name="T84">So</text:span><text:span text:style-name="T82">luzione</text:span></text:p>
          </table:table-cell>
          <table:covered-table-cell/>
        </table:table-row>
        <table:table-row table:style-name="soluzione.2">
          <table:table-cell table:style-name="soluzione.A2" office:value-type="string">
            <text:p text:style-name="P51">Obiettivi primari</text:p>
          </table:table-cell>
          <table:table-cell table:style-name="soluzione.B2" office:value-type="string">
            <text:list xml:id="list1034591408" text:style-name="L7">
              <text:list-item>
                <text:p text:style-name="P60"><text:span text:style-name="T86">Identificazione chiara e non ambigua delle entità del dominio </text:span><text:span text:style-name="T91">[+</text:span><text:span text:style-name="T86"> </text:span><text:span text:style-name="T91">gerarchia di entità, + dizionario di etichette]</text:span></text:p>
              </text:list-item>
              <text:list-item>
                <text:p text:style-name="P61"><text:span text:style-name="T87">Gestione dei sinonimi [+ assegnazione, - ricerca]: </text:span><text:span text:style-name="T88">distinzione etichette primarie/sinonimiche </text:span></text:p>
              </text:list-item>
              <text:list-item>
                <text:p text:style-name="P59">Gestione delle accezioni</text:p>
              </text:list-item>
            </text:list>
          </table:table-cell>
        </table:table-row>
        <table:table-row table:style-name="soluzione.2">
          <table:table-cell table:style-name="soluzione.A3" table:number-columns-spanned="2" office:value-type="string">
            <text:p text:style-name="P53">Sistema di classificazione</text:p>
          </table:table-cell>
          <table:covered-table-cell/>
        </table:table-row>
        <table:table-row table:style-name="soluzione.2">
          <table:table-cell table:style-name="soluzione.A2" office:value-type="string">
            <text:p text:style-name="P57"><text:span text:style-name="T145">Entità</text:span></text:p>
          </table:table-cell>
          <table:table-cell table:style-name="soluzione.B10" office:value-type="string">
            <text:p text:style-name="P70"><text:span text:style-name="T20">Gerarchia di entità</text:span><text:span text:style-name="T107">. </text:span><text:span text:style-name="T111">Nell</text:span><text:span text:style-name="T109">a struttura </text:span><text:span text:style-name="T124">a grafo aciclico</text:span><text:span text:style-name="T119"> </text:span><text:span text:style-name="T124">orientato </text:span><text:span text:style-name="T111">ciascun </text:span><text:span text:style-name="T101">elemento</text:span><text:span text:style-name="T111"> corrisponde ad </text:span><text:span text:style-name="T102">un'</text:span><text:span text:style-name="T101">entità</text:span><text:span text:style-name="T111"> </text:span><text:span text:style-name="T116">distinta </text:span><text:span text:style-name="T111">del dominio, </text:span><text:span text:style-name="T118">rappresentat</text:span><text:span text:style-name="T120">a</text:span><text:span text:style-name="T118"> da </text:span><text:span text:style-name="T103">un'etichetta</text:span><text:span text:style-name="T118"> </text:span><text:span text:style-name="T103">primaria</text:span><text:span text:style-name="T118"> </text:span><text:span text:style-name="T121">(</text:span><text:span text:style-name="T119">ove </text:span><text:span text:style-name="T120">l</text:span><text:span text:style-name="T119">'etichetta sia primaria </text:span><text:span text:style-name="T121">per </text:span><text:span text:style-name="T119">più di un'accezione, ciascuna di queste corrisponde ad un elemento distinto</text:span><text:span text:style-name="T121">) </text:span><text:span text:style-name="T125">e ciò contribuisce a mantenere distinte le entità </text:span><text:span text:style-name="T118">(semantica) e </text:span><text:span text:style-name="T125">le e</text:span><text:span text:style-name="T118">tichette (sintassi).</text:span></text:p>
            <text:list xml:id="list1386572881" text:style-name="L12">
              <text:list-item>
                <text:p text:style-name="P72"><text:span text:style-name="T129">eliminazione ambiguità sintattica (relazione 1:1 tra etichette ed entità)</text:span></text:p>
              </text:list-item>
              <text:list-item>
                <text:p text:style-name="P71"><text:span text:style-name="T127">maggiore efficienza nella catalogazione e ricerca dei contenuti</text:span></text:p>
              </text:list-item>
              <text:list-item>
                <text:p text:style-name="P73"><text:span text:style-name="T150">ereditarietà delle relazioni di generalizzazione tra etichette</text:span></text:p>
              </text:list-item>
            </text:list>
            <text:p text:style-name="P65"><text:span text:style-name="T19"/></text:p>
            <text:p text:style-name="P78"><text:span text:style-name="T19">Dizionario</text:span><text:span text:style-name="T112">. </text:span><text:span text:style-name="T140">Accanto alla gerarchia delle entità viene mantenuto un dizionario, che tiene traccia – per ogni entità – dell</text:span><text:span text:style-name="T142">'insieme di </text:span><text:span text:style-name="T140">etichette (primaria e sinonimiche) con cui è riferibile </text:span><text:span text:style-name="T151">(</text:span><text:span text:style-name="T105">copertura sintattica</text:span><text:span text:style-name="T151">)</text:span><text:span text:style-name="T143">, consentendo di:</text:span></text:p>
            <text:list xml:id="list94402813" text:style-name="L14">
              <text:list-item>
                <text:p text:style-name="P77"><text:span text:style-name="T143">conoscere i sinonimi di un'etichetta primaria (entità) </text:span><text:span text:style-name="T144">[primaria → sinonimiche]</text:span><text:span text:style-name="T143">;</text:span></text:p>
              </text:list-item>
              <text:list-item>
                <text:p text:style-name="P77"><text:span text:style-name="T143">conoscere l'etichetta primaria associata ad un'etichetta sinonimica </text:span><text:span text:style-name="T144">[sinonimica → primaria]</text:span><text:span text:style-name="T143">.</text:span></text:p>
              </text:list-item>
            </text:list>
          </table:table-cell>
        </table:table-row>
        <table:table-row table:style-name="soluzione.2">
          <table:table-cell table:style-name="soluzione.A2" office:value-type="string">
            <text:p text:style-name="P56"><text:span text:style-name="T94">Etichett</text:span><text:span text:style-name="T95">e</text:span></text:p>
          </table:table-cell>
          <table:table-cell table:style-name="soluzione.B5" office:value-type="string">
            <text:p text:style-name="P67"><text:span text:style-name="T21">Accezioni</text:span><text:span text:style-name="T123">. </text:span><text:span text:style-name="T122">Ciascuna etichetta può avere diverse accezioni, a seconda della quale può essere considerata:</text:span><text:span text:style-name="T114">:</text:span></text:p>
            <text:list xml:id="list302030852" text:style-name="L11">
              <text:list-item>
                <text:p text:style-name="P68"><text:span text:style-name="T100">primaria</text:span><text:span text:style-name="T43">: </text:span><text:span text:style-name="T42">essa </text:span><text:span text:style-name="T107">identifica in modo univoco e non ambiguo </text:span><text:span text:style-name="T114">un'</text:span><text:span text:style-name="T107">entità del dominio </text:span><text:span text:style-name="T146">(all'interno dei contenuti e del sistema di classificazione</text:span><text:span text:style-name="T107">;</text:span></text:p>
              </text:list-item>
              <text:list-item>
                <text:p text:style-name="P69"><text:span text:style-name="T98">s</text:span><text:span text:style-name="T99">inonimic</text:span><text:span text:style-name="T98">a</text:span><text:span text:style-name="T42">: essa </text:span><text:span text:style-name="T113">rappresenta </text:span><text:span text:style-name="T115">il</text:span><text:span text:style-name="T113"> sinonimo di un</text:span><text:span text:style-name="T115">a distinta </text:span><text:span text:style-name="T113">etichetta primaria </text:span><text:span text:style-name="T147">e viene utilizzata ogni qualvolta l'utente cerca un'entità del dominio (inserimento o ricerca di contenuti per etichette)</text:span><text:span text:style-name="T155">.</text:span></text:p>
              </text:list-item>
            </text:list>
            <text:p text:style-name="P66"><text:span text:style-name="T155"/></text:p>
            <text:p text:style-name="P79"><text:span text:style-name="T24">Ricerca</text:span><text:span text:style-name="T157">. ...</text:span></text:p>
          </table:table-cell>
        </table:table-row>
        <table:table-row table:style-name="soluzione.2">
          <table:table-cell table:style-name="soluzione.A2" office:value-type="string">
            <text:p text:style-name="P6">Accezioni</text:p>
          </table:table-cell>
          <table:table-cell table:style-name="soluzione.B10" office:value-type="string">
            <text:p text:style-name="P66"><text:span text:style-name="T117"><text:s/></text:span></text:p>
          </table:table-cell>
        </table:table-row>
        <table:table-row table:style-name="soluzione.2">
          <table:table-cell table:style-name="soluzione.A2" office:value-type="string">
            <text:p text:style-name="P54">Sinonimi</text:p>
          </table:table-cell>
          <table:table-cell table:style-name="soluzione.B7" office:value-type="string">
            <text:p text:style-name="Table_20_Contents"/>
          </table:table-cell>
        </table:table-row>
        <table:table-row table:style-name="soluzione.2">
          <table:table-cell table:style-name="soluzione.A3" table:number-columns-spanned="2" office:value-type="string">
            <text:p text:style-name="P53">Contenuti</text:p>
          </table:table-cell>
          <table:covered-table-cell/>
        </table:table-row>
        <table:table-row table:style-name="soluzione.2">
          <table:table-cell table:style-name="soluzione.A2" office:value-type="string">
            <text:p text:style-name="P55">Genesi</text:p>
          </table:table-cell>
          <table:table-cell table:style-name="soluzione.B10" office:value-type="string">
            <text:p text:style-name="P75"><text:span text:style-name="T22">Etichette multiple</text:span><text:span text:style-name="T134">. </text:span><text:span text:style-name="T126">A ciascun contenuto </text:span><text:span text:style-name="T130">possono essere </text:span><text:span text:style-name="T126">assegnate – per identificare le entità riferite – </text:span><text:span text:style-name="T130">solo</text:span><text:span text:style-name="T128"> </text:span><text:span text:style-name="T126">etichette primarie </text:span><text:span text:style-name="T130">in numero arbitrario.</text:span></text:p>
            <text:p text:style-name="P75"><text:span text:style-name="T22">C</text:span><text:span text:style-name="T23">atalogazione</text:span><text:span text:style-name="T128">. </text:span><text:span text:style-name="T137">Un</text:span><text:span text:style-name="T138">a certa </text:span><text:span text:style-name="T134">entità viene identificata dalla </text:span><text:span text:style-name="T136">medesima</text:span><text:span text:style-name="T134"> etichetta primaria </text:span><text:span text:style-name="T135">in tutti i contenuti informativi.</text:span></text:p>
          </table:table-cell>
        </table:table-row>
        <table:table-row table:style-name="soluzione.2">
          <table:table-cell table:style-name="soluzione.A2" office:value-type="string">
            <text:p text:style-name="P7">Navigazione</text:p>
          </table:table-cell>
          <table:table-cell table:style-name="soluzione.B10" office:value-type="string">
            <text:p text:style-name="P76"><text:span text:style-name="T139">La struttura a grafo orientato aciclico </text:span><text:span text:style-name="T141">facilità</text:span><text:span text:style-name="T139"> la navigazione delle entità del dominio </text:span><text:span text:style-name="T141">(dal generale al particolare) </text:span><text:span text:style-name="T148">mediante un processo dicotomico, </text:span><text:span text:style-name="T156">favorendo l'individuazione dei contenuti di interesse</text:span><text:span text:style-name="T139">.</text:span></text:p>
          </table:table-cell>
        </table:table-row>
        <table:table-row table:style-name="soluzione.2">
          <table:table-cell table:style-name="soluzione.A2" office:value-type="string">
            <text:p text:style-name="P50">Ricerca contenuti</text:p>
          </table:table-cell>
          <table:table-cell table:style-name="soluzione.B11" office:value-type="string">
            <text:p text:style-name="P74"><text:span text:style-name="T130">Nella ricerca di contenuti </text:span><text:span text:style-name="T149">è possibile specificare una qualsiasi combinazione di etichette (primarie o sinonimiche) per individuare con precisione dei contenuti</text:span><text:span text:style-name="T141">.</text:span></text:p>
          </table:table-cell>
        </table:table-row>
      </table:table>
      <text:p text:style-name="P39"/>
      <text:list xml:id="list1710692794" text:style-name="L15">
        <text:list-item>
          <text:p text:style-name="P40"><text:span text:style-name="T153">Verifica DA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inux Libertine O" svg:font-family="'Linux Libertine O'"/>
    <style:font-face style:name="Lohit Hindi1" svg:font-family="'Lohit Hindi'"/>
    <style:font-face style:name="OpenSymbol" svg:font-family="OpenSymbol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 O" fo:font-size="11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Libertine O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nux Libertine O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 O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</meta:initial-creator>
    <meta:creation-date>2012-09-16T11:07:57</meta:creation-date>
    <dc:date>2012-09-17T19:31:42</dc:date>
    <dc:creator>Nicola </dc:creator>
    <meta:editing-duration>PT16H7M46S</meta:editing-duration>
    <meta:editing-cycles>244</meta:editing-cycles>
    <meta:generator>LibreOffice/3.6$Linux_X86_64 LibreOffice_project/360m1$Build-102</meta:generator>
    <meta:document-statistic meta:table-count="2" meta:image-count="0" meta:object-count="0" meta:page-count="2" meta:paragraph-count="84" meta:word-count="952" meta:character-count="7070" meta:non-whitespace-character-count="6225"/>
  </office:meta>
</office:document-meta>
</file>